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open sans" svg:font-family="'open sans', 'helvetica neue', Helve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4171c" style:font-name="open sans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 style:list-style-name="WWNum1"/>
    <style:style style:name="P3" style:family="paragraph" style:parent-style-name="Standard" style:list-style-name="WWNum2"/>
    <style:style style:name="P4" style:family="paragraph" style:parent-style-name="Standard" style:list-style-name="WWNum3"/>
    <style:style style:name="P5" style:family="paragraph" style:parent-style-name="Standard">
      <style:paragraph-properties>
        <style:tab-stops>
          <style:tab-stop style:position="1.25in"/>
        </style:tab-stops>
      </style:paragraph-properties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Header">
      <style:paragraph-properties fo:margin-left="-0.8752in" fo:margin-right="0in" fo:text-indent="0in" style:auto-text-indent="false"/>
    </style:style>
    <style:style style:name="T1" style:family="text">
      <style:text-properties fo:color="#14171c" style:font-name="open sans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14171c" style:font-name="open sans" fo:font-size="10.5pt" style:font-size-asian="10.5pt"/>
    </style:style>
    <style:style style:name="T3" style:family="text">
      <style:text-properties fo:color="#14171c" style:font-name="open sans" fo:font-size="10.5pt" style:font-size-asian="10.5pt" style:font-size-complex="10.5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6pt" fo:font-weight="bold" style:font-size-asian="16pt" style:font-weight-asian="bold"/>
    </style:style>
    <style:style style:name="T6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Blog application</text:span></text:p>
      <text:p text:style-name="P1"/>
      <text:list xml:id="list4307815108210373048" text:style-name="WWNum1">
        <text:list-item>
          <text:p text:style-name="P2"><text:span text:style-name="T2">Home page – </text:span></text:p>
        </text:list-item>
      </text:list>
      <text:list xml:id="list803367733528852340" text:style-name="WWNum2">
        <text:list-item>
          <text:p text:style-name="P3"><text:span text:style-name="T2">Having featured blog post listed on the right-bottom-middle page</text:span></text:p>
        </text:list-item>
        <text:list-item>
          <text:p text:style-name="P3"><text:bookmark-start text:name="Bookmark"/><text:span text:style-name="T2">Home page logo or just a “Sample Blog App” text on the top-left and linked to home page</text:span><text:bookmark-end text:name="Bookmark"/><text:span text:style-name="T2">.</text:span></text:p>
        </text:list-item>
        <text:list-item>
          <text:p text:style-name="P3"><text:span text:style-name="T4">Header having links to – Register, Sign In and Dashboard in case of a logged in user.</text:span></text:p>
        </text:list-item>
        <text:list-item>
          <text:p text:style-name="P3"><text:span text:style-name="T4">Footer with the same link of the header with small fonts and also having the copyright section.</text:span></text:p>
        </text:list-item>
        <text:list-item>
          <text:p text:style-name="P3"><text:span text:style-name="T4">Left side – Menu having blog categories which you can use to filter the blogs on the blog post listed.</text:span></text:p>
        </text:list-item>
        <text:list-item>
          <text:p text:style-name="P3"><text:span text:style-name="T4">Left side also contain filter by Blog date i.e. - April, 2020, March, 2020 etc.</text:span></text:p>
        </text:list-item>
      </text:list>
      <text:p text:style-name="Standard"><text:span text:style-name="T4"><text:tab/></text:span><text:span text:style-name="T3"><text:tab/></text:span></text:p>
      <text:list xml:id="list32438366" text:continue-list="list4307815108210373048" text:style-name="WWNum1">
        <text:list-item>
          <text:p text:style-name="P2"><text:span text:style-name="T3">Register page – Having a register form with basic details like – Name, email,</text:span><text:span text:style-name="T2"> password, reenter password etc.</text:span></text:p>
        </text:list-item>
        <text:list-item>
          <text:p text:style-name="P2"><text:span text:style-name="T2">Sign In page – Having a sign form with username and password options.</text:span></text:p>
        </text:list-item>
        <text:list-item>
          <text:p text:style-name="P2"><text:span text:style-name="T2">Dashboard - </text:span></text:p>
        </text:list-item>
      </text:list>
      <text:list xml:id="list5352643767734429364" text:style-name="WWNum3">
        <text:list-item>
          <text:p text:style-name="P4"><text:span text:style-name="T4">Having a slightly different header with Links – Dashboard, Sign Out, </text:span><text:span text:style-name="T3">Home page logo or just a “Sample Blog App” text on the top-left and linked to home page.</text:span></text:p>
        </text:list-item>
        <text:list-item>
          <text:p text:style-name="P4"><text:span text:style-name="T3">A left side menu having links like – Post a blog, My blogs posts, Posts I commented on.</text:span></text:p>
        </text:list-item>
        <text:list-item>
          <text:p text:style-name="P4"><text:span text:style-name="T3">My blogs posts page – It will list all the post which I posted with option to see comments</text:span></text:p>
        </text:list-item>
        <text:list-item>
          <text:p text:style-name="P4"><text:span text:style-name="T3">Post a blog – Having a form to post a blog, inputs like – blog post category, a text area to enter content and post button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open sans" svg:font-family="'open sans', 'helvetica neue', Helve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0.5pt" style:font-size-asian="10.5pt" style:font-name-complex="OpenSymbol1"/>
    </style:style>
    <style:style style:name="ListLabel_20_2" style:display-name="ListLabel 2" style:family="text">
      <style:text-properties style:font-name-complex="OpenSymbol1"/>
    </style:style>
    <style:style style:name="ListLabel_20_3" style:display-name="ListLabel 3" style:family="text">
      <style:text-properties fo:font-size="10.5pt" fo:font-weight="normal" style:font-size-asian="10.5pt" style:font-weight-asian="normal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835in" fo:text-indent="-0.25in" fo:margin-left="0.78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0335in" fo:text-indent="-0.25in" fo:margin-left="1.033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2835in" fo:text-indent="-0.25in" fo:margin-left="1.283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1.5335in" fo:text-indent="-0.25in" fo:margin-left="1.533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1.7835in" fo:text-indent="-0.25in" fo:margin-left="1.783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2.0335in" fo:text-indent="-0.25in" fo:margin-left="2.033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2.2835in" fo:text-indent="-0.25in" fo:margin-left="2.283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2.5335in" fo:text-indent="-0.25in" fo:margin-left="2.533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2.7835in" fo:text-indent="-0.25in" fo:margin-left="2.7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0335in" fo:text-indent="-0.25in" fo:margin-left="1.033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2835in" fo:text-indent="-0.25in" fo:margin-left="1.2835in"/>
        </style:list-level-properties>
        <style:text-properties style:font-name="Open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5335in" fo:text-indent="-0.25in" fo:margin-left="1.5335in"/>
        </style:list-level-properties>
        <style:text-properties style:font-name="Open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7835in" fo:text-indent="-0.25in" fo:margin-left="1.7835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0335in" fo:text-indent="-0.25in" fo:margin-left="2.0335in"/>
        </style:list-level-properties>
        <style:text-properties style:font-name="Open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2835in" fo:text-indent="-0.25in" fo:margin-left="2.2835in"/>
        </style:list-level-properties>
        <style:text-properties style:font-name="Open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335in" fo:text-indent="-0.25in" fo:margin-left="2.5335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7835in" fo:text-indent="-0.25in" fo:margin-left="2.7835in"/>
        </style:list-level-properties>
        <style:text-properties style:font-name="Open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3.0335in" fo:text-indent="-0.25in" fo:margin-left="3.033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margin-left="-0.8752in" fo:margin-right="0in" fo:text-indent="0in" style:auto-text-indent="false"/>
    </style:style>
    <style:style style:name="MT1" style:family="text">
      <style:text-properties fo:font-size="16pt" fo:font-weight="bold" style:font-size-asian="16pt" style:font-weight-asian="bol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/></text:p>
        <text:p text:style-name="MP2"/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ivani V. Bhatt</meta:initial-creator>
    <dc:creator>Manali Shah</dc:creator>
    <meta:editing-cycles>5</meta:editing-cycles>
    <meta:creation-date>2020-06-01T09:49:00</meta:creation-date>
    <dc:date>2020-11-29T12:23:14.80</dc:date>
    <meta:editing-duration>PT4S</meta:editing-duration>
    <meta:generator>OpenOffice/4.1.7$Win32 OpenOffice.org_project/417m1$Build-9800</meta:generator>
    <meta:document-statistic meta:table-count="0" meta:image-count="0" meta:object-count="0" meta:page-count="1" meta:paragraph-count="16" meta:word-count="240" meta:character-count="12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